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cm" svg:stroke-color="#3465a4" draw:marker-start-width="0.245cm" draw:marker-end-width="0.245cm" draw:textarea-horizontal-align="justify" draw:textarea-vertical-align="middle" draw:auto-grow-height="false" fo:min-height="0.866cm" fo:min-width="0.569cm" fo:padding-top="0.14cm" fo:padding-bottom="0.14cm" fo:padding-left="0.265cm" fo:padding-right="0.265cm"/>
    </style:style>
    <style:style style:name="gr2" style:family="graphic" style:parent-style-name="standard">
      <style:graphic-properties draw:textarea-horizontal-align="justify" draw:textarea-vertical-align="middle" draw:auto-grow-height="false" fo:min-height="4.453cm" fo:min-width="9.148cm"/>
    </style:style>
    <style:style style:name="gr3" style:family="graphic" style:parent-style-name="standard">
      <style:graphic-properties draw:textarea-horizontal-align="justify" draw:textarea-vertical-align="middle" draw:auto-grow-height="false" fo:min-height="2.554cm" fo:min-width="3.39cm"/>
    </style:style>
    <style:style style:name="gr4" style:family="graphic" style:parent-style-name="standard">
      <style:graphic-properties svg:stroke-width="0.03cm" svg:stroke-color="#3465a4" draw:marker-start-width="0.248cm" draw:marker-end-width="0.248cm" draw:textarea-horizontal-align="justify" draw:textarea-vertical-align="middle" draw:auto-grow-height="false" fo:min-height="0.88cm" fo:min-width="0.855cm" fo:padding-top="0.14cm" fo:padding-bottom="0.14cm" fo:padding-left="0.265cm" fo:padding-right="0.265cm"/>
    </style:style>
    <style:style style:name="gr5" style:family="graphic" style:parent-style-name="standard">
      <style:graphic-properties draw:textarea-horizontal-align="justify" draw:textarea-vertical-align="middle" draw:auto-grow-height="false" fo:min-height="0.247cm" fo:min-width="8.697cm"/>
    </style:style>
    <style:style style:name="gr6" style:family="graphic" style:parent-style-name="standard">
      <style:graphic-properties draw:textarea-horizontal-align="justify" draw:textarea-vertical-align="middle" draw:auto-grow-height="false" fo:min-height="3.442cm" fo:min-width="3.39cm"/>
    </style:style>
    <style:style style:name="gr7" style:family="graphic" style:parent-style-name="standard">
      <style:graphic-properties draw:textarea-horizontal-align="justify" draw:textarea-vertical-align="middle" draw:auto-grow-height="false" fo:min-height="5.651cm" fo:min-width="3.39cm"/>
    </style:style>
    <style:style style:name="gr8" style:family="graphic" style:parent-style-name="standard">
      <style:graphic-properties draw:textarea-horizontal-align="justify" draw:textarea-vertical-align="middle" draw:auto-grow-height="false" fo:min-height="13.183cm" fo:min-width="2.385cm"/>
    </style:style>
    <style:style style:name="gr9" style:family="graphic" style:parent-style-name="standard">
      <style:graphic-properties draw:textarea-horizontal-align="justify" draw:textarea-vertical-align="middle" draw:auto-grow-height="false" fo:min-height="0.756cm" fo:min-width="18.039cm"/>
    </style:style>
    <style:style style:name="gr10" style:family="graphic" style:parent-style-name="standard">
      <style:graphic-properties draw:stroke="dash" draw:stroke-dash="Fine_20_Dashed" svg:stroke-color="#3465a4" draw:marker-start="Line_20_Arrow" draw:marker-start-width="0.3cm" draw:marker-end="Line_20_Arrow" draw:marker-end-width="0.3cm" draw:textarea-vertical-align="middle"/>
    </style:style>
    <style:style style:name="gr11" style:family="graphic" style:parent-style-name="standard">
      <style:graphic-properties svg:stroke-color="#3465a4" draw:marker-start="" draw:marker-start-width="0.3cm" draw:marker-end="Arrow" draw:marker-end-width="0.3cm" draw:textarea-vertical-align="middle"/>
    </style:style>
    <style:style style:name="gr12" style:family="graphic" style:parent-style-name="standard">
      <style:graphic-properties draw:stroke="dash" draw:stroke-dash="Fine_20_Dashed" svg:stroke-color="#3465a4" draw:marker-start="Line_20_Arrow" draw:marker-start-width="0.3cm" draw:marker-end="" draw:marker-end-width="0.3cm" draw:textarea-vertical-align="middle"/>
    </style:style>
    <style:style style:name="gr13" style:family="graphic" style:parent-style-name="standard">
      <style:graphic-properties svg:stroke-width="0.03cm" svg:stroke-color="#3465a4" draw:marker-start-width="0.245cm" draw:marker-end-width="0.245cm" draw:textarea-horizontal-align="justify" draw:textarea-vertical-align="middle" draw:auto-grow-height="false" fo:min-height="0.777cm" fo:min-width="1.078cm" fo:padding-top="0.14cm" fo:padding-bottom="0.14cm" fo:padding-left="0.265cm" fo:padding-right="0.265cm"/>
    </style:style>
    <style:style style:name="gr14" style:family="graphic" style:parent-style-name="standard">
      <style:graphic-properties svg:stroke-width="0.03cm" svg:stroke-color="#3465a4" draw:marker-start-width="0.245cm" draw:marker-end-width="0.245cm" draw:textarea-horizontal-align="justify" draw:textarea-vertical-align="middle" draw:auto-grow-height="false" fo:min-height="0.866cm" fo:min-width="0.569cm" fo:padding-top="0.14cm" fo:padding-bottom="0.14cm" fo:padding-left="0.265cm" fo:padding-right="0.265cm"/>
    </style:style>
    <style:style style:name="gr15" style:family="graphic" style:parent-style-name="standard">
      <style:graphic-properties svg:stroke-width="0.03cm" svg:stroke-color="#3465a4" draw:marker-start-width="0.245cm" draw:marker-end-width="0.245cm" draw:textarea-horizontal-align="justify" draw:textarea-vertical-align="middle" draw:auto-grow-height="false" fo:min-height="0.66cm" fo:min-width="2.419cm" fo:padding-top="0.14cm" fo:padding-bottom="0.14cm" fo:padding-left="0.265cm" fo:padding-right="0.265cm"/>
    </style:style>
    <style:style style:name="gr16" style:family="graphic" style:parent-style-name="standard">
      <style:graphic-properties svg:stroke-color="#3465a4" draw:marker-start="Arrow" draw:marker-start-width="0.3cm" draw:marker-end="" draw:marker-end-width="0.3cm" draw:textarea-vertical-align="middle"/>
    </style:style>
    <style:style style:name="gr17" style:family="graphic" style:parent-style-name="standard">
      <style:graphic-properties svg:stroke-width="0.03cm" svg:stroke-color="#3465a4" draw:marker-start-width="0.245cm" draw:marker-end-width="0.245cm" draw:textarea-horizontal-align="justify" draw:textarea-vertical-align="middle" draw:auto-grow-height="false" fo:min-height="0.66cm" fo:min-width="2.473cm" fo:padding-top="0.14cm" fo:padding-bottom="0.14cm" fo:padding-left="0.265cm" fo:padding-right="0.265cm"/>
    </style:style>
    <style:style style:name="P1" style:family="paragraph">
      <style:paragraph-properties fo:text-align="center"/>
    </style:style>
    <style:style style:name="T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name="DashT Overlay Functions" draw:style-name="gr1" draw:text-style-name="P1" draw:layer="layout" svg:width="1.099cm" svg:height="1.146cm" svg:x="21.272cm" svg:y="11.172cm">
          <svg:title>DashT Overlay Functions</svg:title>
          <svg:desc>Descriptif in view of a security assessment</svg:desc>
          <text:p/>
          <draw:enhanced-geometry svg:viewBox="0 0 21600 21600" draw:type="rectangle" draw:enhanced-path="M 0 0 L 21600 0 21600 21600 0 21600 0 0 Z N"/>
        </draw:custom-shape>
        <draw:custom-shape draw:name="DashT Overlay Functions" draw:style-name="gr1" draw:text-style-name="P1" draw:layer="layout" svg:width="1.099cm" svg:height="1.146cm" svg:x="21.145cm" svg:y="11.103cm">
          <svg:title>DashT Overlay Functions</svg:title>
          <svg:desc>Descriptif in view of a security assessment</svg:desc>
          <text:p/>
          <draw:enhanced-geometry svg:viewBox="0 0 21600 21600" draw:type="rectangle" draw:enhanced-path="M 0 0 L 21600 0 21600 21600 0 21600 0 0 Z N"/>
        </draw:custom-shape>
        <draw:custom-shape draw:style-name="gr2" draw:text-style-name="P1" draw:layer="layout" svg:width="9.648cm" svg:height="4.703cm" svg:x="11.862cm" svg:y="10.491cm">
          <text:p text:style-name="P1">OpenCPN</text:p>
          <draw:enhanced-geometry svg:viewBox="0 0 21600 21600" draw:type="rectangle" draw:enhanced-path="M 0 0 L 21600 0 21600 21600 0 21600 0 0 Z N"/>
        </draw:custom-shape>
        <draw:custom-shape draw:name="DashT Overlay Functions" draw:style-name="gr3" draw:text-style-name="P1" draw:layer="layout" svg:width="3.89cm" svg:height="2.804cm" svg:x="12.314cm" svg:y="8.651cm">
          <svg:title>DashT Overlay Functions</svg:title>
          <svg:desc>Descriptif in view of a security assessment</svg:desc>
          <text:p text:style-name="P1">DashT<text:line-break/>C++</text:p>
          <draw:enhanced-geometry svg:viewBox="0 0 21600 21600" draw:type="rectangle" draw:enhanced-path="M 0 0 L 21600 0 21600 21600 0 21600 0 0 Z N"/>
        </draw:custom-shape>
        <draw:custom-shape draw:style-name="gr4" draw:text-style-name="P1" draw:layer="layout" svg:width="1.915cm" svg:height="1.598cm" svg:x="20.126cm" svg:y="12.134cm">
          <text:p text:style-name="P1">d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9.197cm" svg:height="0.497cm" svg:x="12.118cm" svg:y="14.486cm">
          <text:p text:style-name="P1">canvas</text:p>
          <draw:enhanced-geometry svg:viewBox="0 0 21600 21600" draw:type="rectangle" draw:enhanced-path="M 0 0 L 21600 0 21600 21600 0 21600 0 0 Z N"/>
        </draw:custom-shape>
        <draw:custom-shape draw:name="DashT Overlay Functions" draw:style-name="gr3" draw:text-style-name="P1" draw:layer="layout" svg:width="3.89cm" svg:height="2.804cm" svg:x="12.297cm" svg:y="5.511cm">
          <svg:title>DashT Overlay Functions</svg:title>
          <svg:desc>Descriptif in view of a security assessment</svg:desc>
          <text:p text:style-name="P1">DashT<text:line-break/>TypeScript<text:line-break/>JavaScript</text:p>
          <draw:enhanced-geometry svg:viewBox="0 0 21600 21600" draw:type="rectangle" draw:enhanced-path="M 0 0 L 21600 0 21600 21600 0 21600 0 0 Z N"/>
        </draw:custom-shape>
        <draw:custom-shape draw:name="DashT Overlay Functions" draw:style-name="gr6" draw:text-style-name="P1" draw:layer="layout" svg:width="3.89cm" svg:height="3.692cm" svg:x="18.982cm" svg:y="5.529cm">
          <svg:title>DashT Overlay Functions</svg:title>
          <svg:desc>Descriptif in view of a security assessment</svg:desc>
          <text:p text:style-name="P1">InfluxDB</text:p>
          <draw:enhanced-geometry svg:viewBox="0 0 21600 21600" draw:type="rectangle" draw:enhanced-path="M 0 0 L 21600 0 21600 21600 0 21600 0 0 Z N"/>
        </draw:custom-shape>
        <draw:custom-shape draw:name="DashT Overlay Functions" draw:style-name="gr7" draw:text-style-name="P1" draw:layer="layout" svg:width="3.89cm" svg:height="5.901cm" svg:x="6.476cm" svg:y="5.528cm">
          <svg:title>DashT Overlay Functions</svg:title>
          <svg:desc>Descriptif in view of a security assessment</svg:desc>
          <text:p text:style-name="P1">SignalK<text:line-break/>server<text:line-break/>node</text:p>
          <draw:enhanced-geometry svg:viewBox="0 0 21600 21600" draw:type="rectangle" draw:enhanced-path="M 0 0 L 21600 0 21600 21600 0 21600 0 0 Z N"/>
        </draw:custom-shape>
        <draw:custom-shape draw:name="DashT Overlay Functions" draw:style-name="gr8" draw:text-style-name="P1" draw:layer="layout" svg:width="2.885cm" svg:height="13.433cm" svg:x="1.313cm" svg:y="5.564cm">
          <svg:title>DashT Overlay Functions</svg:title>
          <svg:desc>Descriptif in view of a security assessment</svg:desc>
          <text:p text:style-name="P1">Internet</text:p>
          <draw:enhanced-geometry svg:viewBox="0 0 21600 21600" draw:type="rectangle" draw:enhanced-path="M 0 0 L 21600 0 21600 21600 0 21600 0 0 Z N"/>
        </draw:custom-shape>
        <draw:custom-shape draw:name="DashT Overlay Functions" draw:style-name="gr9" draw:text-style-name="P1" draw:layer="layout" svg:width="18.539cm" svg:height="1.006cm" svg:x="4.25cm" svg:y="18.856cm">
          <svg:title>DashT Overlay Functions</svg:title>
          <svg:desc>Descriptif in view of a security assessment</svg:desc>
          <text:p text:style-name="P1">Boat Infrastructure</text:p>
          <draw:enhanced-geometry svg:viewBox="0 0 21600 21600" draw:mirror-horizontal="false" draw:mirror-vertical="false" draw:type="rectangle" draw:enhanced-path="M 0 0 L 21600 0 21600 21600 0 21600 0 0 Z N"/>
        </draw:custom-shape>
        <draw:line draw:style-name="gr10" draw:text-style-name="P1" draw:layer="layout" svg:x1="4.163cm" svg:y1="6.785cm" svg:x2="6.332cm" svg:y2="6.756cm">
          <text:p/>
        </draw:line>
        <draw:line draw:style-name="gr11" draw:text-style-name="P1" draw:layer="layout" svg:x1="10.355cm" svg:y1="9.413cm" svg:x2="12.294cm" svg:y2="9.366cm">
          <text:p/>
        </draw:line>
        <draw:line draw:style-name="gr10" draw:text-style-name="P1" draw:layer="layout" svg:x1="4.288cm" svg:y1="13.718cm" svg:x2="11.906cm" svg:y2="13.688cm">
          <text:p/>
        </draw:line>
        <draw:line draw:style-name="gr12" draw:text-style-name="P1" draw:layer="layout" svg:x1="4.217cm" svg:y1="16.964cm" svg:x2="8.349cm" svg:y2="16.923cm">
          <text:p/>
        </draw:line>
        <draw:line draw:style-name="gr12" draw:text-style-name="P1" draw:layer="layout" svg:x1="8.361cm" svg:y1="18.821cm" svg:x2="8.361cm" svg:y2="16.933cm">
          <text:p/>
        </draw:line>
        <draw:line draw:style-name="gr11" draw:text-style-name="P1" draw:layer="layout" svg:x1="16.218cm" svg:y1="8.918cm" svg:x2="19.011cm" svg:y2="8.918cm">
          <text:p/>
        </draw:line>
        <draw:line draw:style-name="gr11" draw:text-style-name="P1" draw:layer="layout" svg:x1="10.316cm" svg:y1="11.262cm" svg:x2="11.896cm" svg:y2="11.24cm">
          <text:p/>
        </draw:line>
        <draw:line draw:style-name="gr11" draw:text-style-name="P1" draw:layer="layout" svg:x1="12.837cm" svg:y1="18.854cm" svg:x2="12.856cm" svg:y2="15.189cm">
          <text:p/>
        </draw:line>
        <draw:custom-shape draw:name="DashT Overlay Functions" draw:style-name="gr13" draw:text-style-name="P1" draw:layer="layout" svg:width="1.608cm" svg:height="1.057cm" svg:x="14.591cm" svg:y="11.427cm">
          <svg:title>DashT Overlay Functions</svg:title>
          <svg:desc>Descriptif in view of a security assessment</svg:desc>
          <text:p text:style-name="P1">ABI</text:p>
          <draw:enhanced-geometry svg:viewBox="0 0 21600 21600" draw:type="rectangle" draw:enhanced-path="M 0 0 L 21600 0 21600 21600 0 21600 0 0 Z N"/>
        </draw:custom-shape>
        <draw:custom-shape draw:name="DashT Overlay Functions" draw:style-name="gr14" draw:text-style-name="P1" draw:layer="layout" svg:width="1.099cm" svg:height="1.146cm" svg:x="20.929cm" svg:y="10.947cm">
          <svg:title>DashT Overlay Functions</svg:title>
          <svg:desc>Descriptif in view of a security assessment</svg:desc>
          <text:p text:style-name="P1">file</text:p>
          <draw:enhanced-geometry svg:viewBox="0 0 21600 21600" draw:type="rectangle" draw:enhanced-path="M 0 0 L 21600 0 21600 21600 0 21600 0 0 Z N"/>
        </draw:custom-shape>
        <draw:custom-shape draw:name="DashT Overlay Functions" draw:style-name="gr15" draw:text-style-name="P1" draw:layer="layout" svg:width="2.949cm" svg:height="0.94cm" svg:x="16.179cm" svg:y="10.476cm">
          <svg:title>DashT Overlay Functions</svg:title>
          <svg:desc>Descriptif in view of a security assessment</svg:desc>
          <text:p text:style-name="P1"><text:span text:style-name="T1">wxWidgets</text:span></text:p>
          <draw:enhanced-geometry svg:viewBox="0 0 21600 21600" draw:mirror-horizontal="false" draw:mirror-vertical="false" draw:type="rectangle" draw:enhanced-path="M 0 0 L 21600 0 21600 21600 0 21600 0 0 Z N"/>
        </draw:custom-shape>
        <draw:line draw:style-name="gr16" draw:text-style-name="P1" draw:layer="layout" svg:x1="16.18cm" svg:y1="6.292cm" svg:x2="18.973cm" svg:y2="6.292cm">
          <text:p/>
        </draw:line>
        <draw:line draw:style-name="gr10" draw:text-style-name="P1" draw:layer="layout" svg:x1="14.248cm" svg:y1="8.089cm" svg:x2="14.248cm" svg:y2="8.878cm">
          <text:p/>
        </draw:line>
        <draw:custom-shape draw:name="DashT Overlay Functions" draw:style-name="gr17" draw:text-style-name="P1" draw:layer="layout" svg:width="3.003cm" svg:height="0.94cm" draw:transform="rotate (1.5707963267949) translate (13.459cm 14.454cm)">
          <svg:title>DashT Overlay Functions</svg:title>
          <svg:desc>Descriptif in view of a security assessment</svg:desc>
          <text:p text:style-name="P1"><text:span text:style-name="T1">wxWidgets</text:span></text:p>
          <draw:enhanced-geometry svg:viewBox="0 0 21600 21600" draw:mirror-horizontal="false" draw:mirror-vertical="false" draw:type="rectangle" draw:enhanced-path="M 0 0 L 21600 0 21600 21600 0 21600 0 0 Z N"/>
        </draw:custom-shape>
        <draw:line draw:style-name="gr11" draw:text-style-name="P1" draw:layer="layout" svg:x1="19.128cm" svg:y1="11.25cm" svg:x2="20.922cm" svg:y2="11.259cm">
          <text:p/>
        </draw:line>
        <draw:line draw:style-name="gr11" draw:text-style-name="P1" draw:layer="layout" svg:x1="16.247cm" svg:y1="12.311cm" svg:x2="20.481cm" svg:y2="12.347cm">
          <text:p/>
        </draw:line>
        <draw:custom-shape draw:name="DashT Overlay Functions" draw:style-name="gr17" draw:text-style-name="P1" draw:layer="layout" svg:width="3.003cm" svg:height="0.94cm" draw:transform="rotate (1.5707963267949) translate (12.295cm 14.445cm)">
          <svg:title>DashT Overlay Functions</svg:title>
          <svg:desc>Descriptif in view of a security assessment</svg:desc>
          <text:p text:style-name="P1"><text:span text:style-name="T1">OpenGL</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initial-creator>Marco PÉTRÍ</meta:initial-creator>
    <meta:creation-date>2020-08-24T22:26:14.345000000</meta:creation-date>
    <dc:date>2020-09-13T19:08:20.888000000</dc:date>
    <dc:creator>Marco PÉTRÍ</dc:creator>
    <meta:editing-duration>PT35M33S</meta:editing-duration>
    <meta:editing-cycles>6</meta:editing-cycles>
    <meta:generator>LibreOffice/6.3.2.2$Windows_X86_64 LibreOffice_project/98b30e735bda24bc04ab42594c85f7fd8be07b9c</meta:generator>
    <dc:description>This document is ©2020 canne, and published under the same license as the original software distribution package from which the document is originating : https://github.com/canne/dashboard_tactics_pi.  Please feel free to fork and copy this work but if you plan to publish it, please keep this notice unmodified in the document together with any copyright statement in the source code.</dc:description>
    <dc:subject>Diagram for security assessment</dc:subject>
    <dc:title>DashT - Overlay functions</dc:title>
    <meta:keyword>dasht security</meta:keyword>
    <meta:document-statistic meta:object-count="28"/>
  </office:meta>
</office:document-meta>
</file>